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.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2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16.4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3.625cm" fo:min-width="6.101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625cm" fo:min-width="2.101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625cm" fo:min-width="2.501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74cm" fo:min-width="2.754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7cm" svg:height="1.6cm" svg:x="2.4cm" svg:y="1.95cm">
          <text:p text:style-name="P1">Mailing Lists</text:p>
          <text:p text:style-name="P1">(GrimoireLib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1.6cm" svg:x="7.9cm" svg:y="1.95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cm" svg:height="1.6cm" svg:x="13.3cm" svg:y="1.95cm">
          <text:p text:style-name="P1">Stackoverflow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3.1cm" svg:x="19.7cm" svg:y="1.2cm">
          <text:p text:style-name="P1">Future:</text:p>
          <text:p text:style-name="P1"><text:span text:style-name="T1">Gmane</text:span></text:p>
          <text:p text:style-name="P1"><text:span text:style-name="T1">Reedit</text:span></text:p>
          <text:p text:style-name="P1"><text:span text:style-name="T1">Meetup</text:span></text:p>
          <text:p text:style-name="P1"><text:span text:style-name="T1">Twitter</text:span></text:p>
          <text:p text:style-name="P1"><text:span text:style-name="T1">RSS 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9cm" svg:height="2.1cm" svg:x="2.8cm" svg:y="4.9cm">
          <text:p text:style-name="P1">SCOUT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42cm" svg:height="1.2cm" svg:x="9.758cm" svg:y="7.4cm">
          <draw:text-box>
            <text:p>EVENTS</text:p>
          </draw:text-box>
        </draw:frame>
        <draw:g>
          <draw:custom-shape draw:style-name="gr5" draw:text-style-name="P1" draw:layer="layout" svg:width="6.6cm" svg:height="6.2cm" svg:x="8.2cm" svg:y="8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3" draw:layer="layout" svg:width="2.6cm" svg:height="1.4cm" svg:x="8.6cm" svg:y="10.3cm">
            <text:p text:style-name="P3"><text:span text:style-name="T1">Github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3" draw:layer="layout" svg:width="2.6cm" svg:height="1.4cm" svg:x="8.5cm" svg:y="12cm">
            <text:p text:style-name="P3"><text:span text:style-name="T1">Mailing List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3" draw:layer="layout" svg:width="3cm" svg:height="1.4cm" svg:x="11.6cm" svg:y="10.3cm">
            <text:p text:style-name="P3"><text:span text:style-name="T1">StackOverflow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" draw:text-style-name="P1" draw:layer="layout" svg:width="16.9cm" svg:height="2.1cm" svg:x="2.9cm" svg:y="15.1cm">
          <text:p text:style-name="P1">SCOU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cm" svg:height="1.4cm" svg:x="3.7cm" svg:y="18.2cm">
          <text:p text:style-name="P1">Time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6cm" svg:height="1.4cm" svg:x="8.9cm" svg:y="18.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6cm" svg:height="1.4cm" svg:x="14.2cm" svg:y="18.2cm">
          <text:p text:style-name="P1">Repor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06-05T07:10:40.564832345</meta:creation-date>
    <meta:generator>LibreOffice/4.4.2.2$Linux_X86_64 LibreOffice_project/40m0$Build-2</meta:generator>
    <dc:date>2015-06-05T07:26:16.900015519</dc:date>
    <dc:creator>acs </dc:creator>
    <meta:editing-duration>PT15M35S</meta:editing-duration>
    <meta:editing-cycles>2</meta:editing-cycles>
    <meta:document-statistic meta:object-count="15"/>
  </office:meta>
</office:document-meta>
</file>